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90310800000000002" table:style-name="ce1">
            <text:p>0.903108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1.000502" table:style-name="ce1">
            <text:p>1.000502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92967" table:style-name="ce1">
            <text:p>0.92967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71224" table:style-name="ce1">
            <text:p>1.671224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2.806718" table:style-name="ce1">
            <text:p>2.806718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1.1333119999999999" table:style-name="ce1">
            <text:p>1.133312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2.7890100000000002" table:style-name="ce1">
            <text:p>2.78901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1.5140340000000001" table:style-name="ce1">
            <text:p>1.514034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33113999999999999" table:style-name="ce1">
            <text:p>0.33114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46926200000000001" table:style-name="ce1">
            <text:p>0.469262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4.1171100000000003" table:style-name="ce1">
            <text:p>4.11711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6.7290400000000004" table:style-name="ce1">
            <text:p>6.72904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781936" table:style-name="ce1">
            <text:p>1.781936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2.9926520000000001" table:style-name="ce1">
            <text:p>2.992652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6.7821639999999999" table:style-name="ce1">
            <text:p>6.782164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5.0157910000000001" table:style-name="ce1">
            <text:p>5.015791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661931" table:style-name="ce1">
            <text:p>3.661931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6.1499879999999996" table:style-name="ce1">
            <text:p>6.149988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5.7993699999999997" table:style-name="ce1">
            <text:p>5.79937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3.284834" table:style-name="ce1">
            <text:p>3.284834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7.132490000000001" table:style-name="ce1">
            <text:p>17.13249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5.7373919999999998" table:style-name="ce1">
            <text:p>5.737392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2.7075529999999999" table:style-name="ce1">
            <text:p>2.707553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790279" table:style-name="ce1">
            <text:p>1.790279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5.8879100000000006" table:style-name="ce1">
            <text:p>5.88791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11.837797999999999" table:style-name="ce1">
            <text:p>11.837798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4.674912" table:style-name="ce1">
            <text:p>4.674912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25.694307999999999" table:style-name="ce1">
            <text:p>25.694308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3.8426360000000002" table:style-name="ce1">
            <text:p>3.842636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1.2218519999999999" table:style-name="ce1">
            <text:p>1.221852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7.4462140000000003" table:style-name="ce1">
            <text:p>7.446214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3.1520239999999999" table:style-name="ce1">
            <text:p>3.152024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nt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24" table:style-name="ce2"/>
          <table:table-cell table:number-columns-repeated="16358"/>
        </table:table-row>
        <table:table-row table:number-rows-repeated="214" table:style-name="ro1">
          <table:table-cell table:number-columns-repeated="26" table:style-name="ce8"/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9T05:57:03Z</dc:date>
    <meta:editing-cycles>119</meta:editing-cycles>
  </office:meta>
</office:document-meta>
</file>